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08CEDDE6CCD163C8CF8.png" manifest:media-type="image/png"/>
  <manifest:file-entry manifest:full-path="Pictures/1000000000000390000002A023C1E65BBC2FDA58.png" manifest:media-type="image/png"/>
  <manifest:file-entry manifest:full-path="Pictures/1000020100000185000000B55116305EB4F80C48.png" manifest:media-type="image/png"/>
  <manifest:file-entry manifest:full-path="Pictures/1000160A00002832000012B41664FE7AC3633EA3.svg" manifest:media-type="image/svg+xml"/>
  <manifest:file-entry manifest:full-path="Pictures/10002E2C000028320000165EEE5652FD9FF17789.svg" manifest:media-type="image/svg+xml"/>
  <manifest:file-entry manifest:full-path="Pictures/1000020100000185000000D87FF81838AF196A57.png" manifest:media-type="image/png"/>
  <manifest:file-entry manifest:full-path="Pictures/10000201000003C000000222C8F4CFD45722C744.png" manifest:media-type="image/png"/>
  <manifest:file-entry manifest:full-path="Pictures/10000000000003900000001EACD250F8BC4061E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Call_20_to_20_Action-notes">
      <style:graphic-properties draw:fill-color="#ffffff" draw:auto-grow-height="true" fo:min-height="12.572cm" fo:min-width="16.771cm"/>
    </style:style>
    <style:style style:name="pr5" style:family="presentation" style:parent-style-name="Logo-notes">
      <style:graphic-properties draw:fill-color="#ffffff" draw:auto-grow-height="true" fo:min-height="12.572cm" fo:min-width="16.771cm"/>
    </style:style>
    <style:style style:name="pr6" style:family="presentation" style:parent-style-name="Logo_2b_Info-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text-properties fo:font-size="14pt" style:font-size-asian="14pt" style:font-size-complex="14pt"/>
    </style:style>
    <style:style style:name="P5" style:family="paragraph">
      <style:paragraph-properties fo:margin-top="0cm" fo:margin-bottom="0cm" fo:line-height="93%" fo:text-align="start"/>
    </style:style>
    <style:style style:name="P6" style:family="paragraph">
      <loext:graphic-properties draw:fill="none"/>
      <style:paragraph-properties fo:margin-top="0cm" fo:margin-bottom="0cm" fo:line-height="93%" fo:text-align="start"/>
      <style:text-properties fo:font-size="18pt"/>
    </style:style>
    <style:style style:name="P7" style:family="paragraph">
      <loext:graphic-properties draw:fill-color="#ffffff"/>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Building a Heat Template from the Ground up</text:span></text:p>
          </draw:text-box>
        </draw:frame>
        <draw:frame presentation:style-name="pr2" draw:text-style-name="P3" draw:layer="layout" svg:width="10.566cm" svg:height="3.326cm" svg:x="2.261cm" svg:y="13.081cm" presentation:class="subtitle" presentation:user-transformed="true">
          <draw:text-box>
            <text:p text:style-name="P2"><text:span text:style-name="T2">Johannes Graßler</text:span></text:p>
            <text:p text:style-name="P2"><text:span text:style-name="T3">Cloud Developer</text:span></text:p>
            <text:p text:style-name="P2"><text:span text:style-name="T3">johannes.grassler@suse.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Call_20_to_20_Action" presentation:presentation-page-layout-name="AL2T19">
        <office:forms form:automatic-focus="false" form:apply-design-mode="false"/>
        <draw:custom-shape draw:name="TextBox 1" draw:style-name="gr2" draw:text-style-name="P6" draw:layer="layout" svg:width="18.188cm" svg:height="2.995cm" svg:x="4.386cm" svg:y="3.616cm">
          <text:p text:style-name="P5"><text:span text:style-name="T4">Further Reading:</text:span></text:p>
          <text:p text:style-name="P5"><text:span text:style-name="T4"><text:a xlink:href="http://docs.openstack.org/developer/heat/template_guide/index.html" xlink:type="simple">Template Guide</text:a></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 presentation:class="page"/>
          <draw:frame presentation:style-name="pr4" draw:text-style-name="P7" draw:layer="layout" svg:width="17.271cm" svg:height="12.572cm" svg:x="2.159cm" svg:y="13.271cm" presentation:class="notes" presentation:placeholder="true">
            <draw:text-box/>
          </draw:frame>
        </presentation:notes>
      </draw:page>
      <draw:page draw:name="page3" draw:style-name="dp1" draw:master-page-name="Logo">
        <office:forms form:automatic-focus="false" form:apply-design-mode="false"/>
        <presentation:notes draw:style-name="dp2">
          <draw:page-thumbnail draw:style-name="gr1" draw:layer="layout" svg:width="13.968cm" svg:height="10.476cm" svg:x="3.81cm" svg:y="2.123cm" draw:page-number="3" presentation:class="page"/>
          <draw:frame presentation:style-name="pr5" draw:text-style-name="P7" draw:layer="layout" svg:width="17.271cm" svg:height="12.572cm" svg:x="2.159cm" svg:y="13.271cm" presentation:class="notes" presentation:placeholder="true">
            <draw:text-box/>
          </draw:frame>
        </presentation:notes>
      </draw:page>
      <draw:page draw:name="page4" draw:style-name="dp1" draw:master-page-name="Logo_2b_Info">
        <office:forms form:automatic-focus="false" form:apply-design-mode="false"/>
        <presentation:notes draw:style-name="dp2">
          <draw:page-thumbnail draw:style-name="gr1" draw:layer="layout" svg:width="13.97cm" svg:height="10.465cm" svg:x="3.81cm" svg:y="2.134cm" draw:page-number="4"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style:paragraph-properties fo:text-align="center"/>
    </style:style>
    <style:style style:name="MP8" style:family="paragraph">
      <loext:graphic-properties draw:fill="none" draw:fill-color="#ffffff"/>
    </style:style>
    <style:style style:name="MP9" style:family="paragraph">
      <loext:graphic-properties draw:fill="solid" draw:fill-color="#e4e5e6"/>
      <style:paragraph-properties fo:text-align="start"/>
      <style:text-properties fo:font-size="18pt"/>
    </style:style>
    <style:style style:name="MP10" style:family="paragraph">
      <style:paragraph-properties fo:margin-left="0cm" fo:margin-right="0cm" fo:margin-top="0cm" fo:margin-bottom="0cm" fo:line-height="93%" fo:text-align="start" fo:text-indent="0cm" style:punctuation-wrap="hanging"/>
      <style:text-properties fo:hyphenate="false"/>
    </style:style>
    <style:style style:name="MP11"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4.162cm" svg:height="2.315cm" svg:x="19.436cm" svg:y="15.319cm">
        <draw:image xlink:href="Pictures/10002E2C000028320000165EEE5652FD9FF17789.svg" xlink:type="simple" xlink:show="embed" xlink:actuate="onLoad">
          <text:p/>
        </draw:image>
        <draw:image xlink:href="Pictures/1000020100000185000000D87FF81838AF196A57.png" xlink:type="simple" xlink:show="embed" xlink:actuate="onLoad"/>
      </draw:frame>
      <draw:frame draw:style-name="Mgr6" draw:text-style-name="MP5" draw:layer="backgroundobjects" svg:width="24.13cm" svg:height="11.593cm" svg:x="0.627cm" svg:y="0.578cm">
        <draw:image xlink:href="Pictures/10000201000003C000000222C8F4CFD45722C744.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5" draw:layer="backgroundobjects" svg:width="24.125cm" svg:height="0.792cm" svg:x="0.626cm" svg:y="18.269cm">
        <draw:image xlink:href="Pictures/10000000000003900000001EACD250F8BC4061E4.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5" draw:layer="backgroundobjects" svg:width="2.189cm" svg:height="1.019cm" svg:x="22.34cm" svg:y="16.935cm">
        <draw:image xlink:href="Pictures/1000160A00002832000012B41664FE7AC3633EA3.svg" xlink:type="simple" xlink:show="embed" xlink:actuate="onLoad">
          <text:p/>
        </draw:image>
        <draw:image xlink:href="Pictures/1000020100000185000000B55116305EB4F80C48.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5" draw:text-style-name="MP5" draw:layer="backgroundobjects" svg:width="24.125cm" svg:height="17.776cm" svg:x="0.638cm" svg:y="0.638cm">
        <draw:image xlink:href="Pictures/1000000000000390000002A023C1E65BBC2FDA58.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5" draw:layer="backgroundobjects" svg:width="4.163cm" svg:height="2.316cm" svg:x="18.209cm" svg:y="13.661cm">
        <draw:image xlink:href="Pictures/10002E2C000028320000165EEE5652FD9FF17789.svg" xlink:type="simple" xlink:show="embed" xlink:actuate="onLoad">
          <text:p/>
        </draw:image>
        <draw:image xlink:href="Pictures/1000020100000185000000D87FF81838AF196A57.png" xlink:type="simple" xlink:show="embed" xlink:actuate="onLoad"/>
      </draw:frame>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9"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9"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1" draw:layer="backgroundobjects" svg:width="7.252cm" svg:height="1.673cm" svg:x="3.065cm" svg:y="11.977cm">
        <text:p text:style-name="MP10"><text:span text:style-name="MT4">Thank you.</text:span></text:p>
        <draw:enhanced-geometry svg:viewBox="0 0 21600 21600" draw:type="rectangle" draw:enhanced-path="M 0 0 L 21600 0 21600 21600 0 21600 0 0 Z N"/>
      </draw:custom-shap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text-style-name="MP8" draw:layer="backgroundobjects" svg:width="2.28cm" svg:height="1.202cm" svg:x="0.36cm" svg:y="18.102cm">
        <draw:text-box>
          <text:p text:style-name="MP7"><text:span text:style-name="MT3"><text:page-number>&lt;number&gt;</text:page-number></text:span></text:p>
        </draw:text-box>
      </draw:frame>
      <draw:frame draw:style-name="Mgr5" draw:text-style-name="MP5" draw:layer="backgroundobjects" svg:width="10.157cm" svg:height="5.65cm" svg:x="7.623cm" svg:y="6.505cm">
        <draw:image xlink:href="Pictures/10002E2C000028320000165EEE5652FD9FF17789.svg" xlink:type="simple" xlink:show="embed" xlink:actuate="onLoad">
          <text:p/>
        </draw:image>
        <draw:image xlink:href="Pictures/1000020100000185000000D87FF81838AF196A57.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5" draw:layer="backgroundobjects" svg:width="24.125cm" svg:height="0.792cm" svg:x="0.627cm" svg:y="18.269cm">
        <draw:image xlink:href="Pictures/10000000000003900000001EACD250F8BC4061E4.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7" draw:layer="backgroundobjects" svg:x1="2.285cm" svg:y1="14.84cm" svg:x2="2.285cm" svg:y2="17.177cm">
        <text:p/>
      </draw:line>
      <draw:line presentation:style-name="Mpr13" draw:text-style-name="MP7"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5">Corporate Headquarters</text:span></text:p>
          <text:p text:style-name="MP12"><text:span text:style-name="MT6">Maxfeldstrasse 5</text:span></text:p>
          <text:p text:style-name="MP12"><text:span text:style-name="MT6">90409 Nuremberg</text:span></text:p>
          <text:p text:style-name="MP12"><text:span text:style-name="MT6">Germany</text:span></text:p>
        </draw:text-box>
      </draw:frame>
      <draw:frame draw:style-name="Mgr12" draw:text-style-name="MP14" draw:layer="backgroundobjects" svg:width="7.35cm" svg:height="1.343cm" svg:x="9.112cm" svg:y="14.672cm">
        <draw:text-box>
          <text:p text:style-name="MP12"><text:span text:style-name="MT7">+49 911 740 53 0 (Worldwide)</text:span></text:p>
          <text:p text:style-name="MP12"><text:span text:style-name="MT8">www.suse.com</text:span></text:p>
        </draw:text-box>
      </draw:frame>
      <draw:frame draw:style-name="Mgr12" draw:text-style-name="MP15" draw:layer="backgroundobjects" svg:width="5.864cm" svg:height="1.343cm" svg:x="17.279cm" svg:y="14.672cm">
        <draw:text-box>
          <text:p text:style-name="MP12"><text:span text:style-name="MT7">Join us on:</text:span></text:p>
          <text:p text:style-name="MP12"><text:span text:style-name="MT8"><text:a xlink:href="http://www.opensuse.org/" xlink:type="simple">www.opensuse.org</text:a></text:span></text:p>
        </draw:text-box>
      </draw:frame>
      <draw:line presentation:style-name="Mpr13" draw:text-style-name="MP7" draw:layer="backgroundobjects" svg:x1="9.064cm" svg:y1="14.841cm" svg:x2="9.064cm" svg:y2="17.178cm">
        <text:p/>
      </draw:line>
      <draw:frame draw:style-name="Mgr5" draw:text-style-name="MP5" draw:layer="backgroundobjects" svg:width="10.157cm" svg:height="5.65cm" svg:x="7.623cm" svg:y="6.505cm">
        <draw:image xlink:href="Pictures/10002E2C000028320000165EEE5652FD9FF17789.svg" xlink:type="simple" xlink:show="embed" xlink:actuate="onLoad">
          <text:p/>
        </draw:image>
        <draw:image xlink:href="Pictures/1000020100000185000000D87FF81838AF196A57.png" xlink:type="simple" xlink:show="embed" xlink:actuate="onLoad"/>
      </draw:frame>
      <draw:frame draw:style-name="Mgr8" draw:text-style-name="MP8" draw:layer="backgroundobjects" svg:width="2.28cm" svg:height="1.202cm" svg:x="0.36cm" svg:y="18.102cm">
        <draw:text-box>
          <text:p text:style-name="MP7"><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6" draw:text-style-name="MP5" draw:layer="backgroundobjects" svg:width="24.13cm" svg:height="11.593cm" svg:x="0.627cm" svg:y="0.579cm">
        <draw:image xlink:href="Pictures/10000201000003C000000222C8F4CFD45722C744.png" xlink:type="simple" xlink:show="embed" xlink:actuate="onLoad">
          <text:p/>
        </draw:image>
      </draw:frame>
      <draw:frame draw:style-name="Mgr5" draw:text-style-name="MP5" draw:layer="backgroundobjects" svg:width="4.838cm" svg:height="2.256cm" svg:x="19.11cm" svg:y="15.304cm">
        <draw:image xlink:href="Pictures/100002010000012C0000008CEDDE6CCD163C8CF8.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9">Unpublished Work of SUSE LLC. All Rights Reserved.</text:span></text:p>
          <text:p text:style-name="MP16"><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6"><text:span text:style-name="MT11"/></text:p>
          <text:p text:style-name="MP16"><text:span text:style-name="MT9">General Disclaimer</text:span></text:p>
          <text:p text:style-name="MP16"><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6-07-06T18:26:41.731756823</dc:date>
    <meta:editing-duration>PT18H21M32S</meta:editing-duration>
    <meta:editing-cycles>82</meta:editing-cycles>
    <meta:generator>LibreOffice/5.1.0.3$Linux_X86_64 LibreOffice_project/10m0$Build-3</meta:generator>
    <meta:keyword>presentation</meta:keyword>
    <meta:keyword>template</meta:keyword>
    <meta:keyword>SUSE template</meta:keyword>
    <meta:keyword>2014</meta:keyword>
    <meta:document-statistic meta:object-count="114"/>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